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4-0145</text:span> <text:s text:c="21"/><text:tab/><text:span text:style-name="T1">27/04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70 <text:s text:c="8"/></text:span><text:s/><text:span text:style-name="T3">Horas Senior Developer<text:line-break/>(De 11/04/2015 a 24/04/2015)<text:tab/><text:tab/><text:tab/><text:tab/><text:tab/><text:tab/><text:tab/><text:tab/>$ 18<text:tab/><text:tab/>$ 1260</text:span></text:p>
      <text:p text:style-name="P2"><text:s text:c="4"/></text:p>
      <text:p text:style-name="P13"><text:span text:style-name="T3"><text:s text:c="11"/>1.28 <text:s text:c="8"/></text:span><text:s/><text:span text:style-name="T3">Horas Senior Developer DOUBLE RATE<text:line-break/>(De 25/04/2015 a 25/04/2015)<text:tab/><text:tab/><text:tab/><text:tab/><text:tab/><text:tab/><text:tab/><text:tab/>$ 36<text:tab/><text:tab/>$ 46.08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,306.08<text:tab/><text:tab/><text:tab/><text:tab/><text:tab/><text:tab/><text:tab/><text:tab/><text:tab/><text:tab/><text:tab/><text:tab/><text:tab/> <text:s text:c="3"/>1,306.08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